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xi Serif" svg:font-family="'Luxi Serif'"/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Verdana" fo:font-size="10pt" officeooo:paragraph-rsid="000fd8af" style:font-size-asian="10pt" style:font-size-complex="10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style:font-name="Times New Roman" fo:font-size="12pt" style:font-size-asian="10.5pt" style:font-size-complex="12pt"/>
    </style:style>
    <style:style style:name="T4" style:family="text">
      <style:text-properties style:font-name="Times New Roman" fo:font-size="12pt" style:text-underline-style="none" style:font-size-asian="10.5pt" style:font-size-complex="12pt"/>
    </style:style>
    <style:style style:name="T5" style:family="text">
      <style:text-properties officeooo:rsid="000fd8af"/>
    </style:style>
    <style:style style:name="T6" style:family="text">
      <style:text-properties officeooo:rsid="00118162"/>
    </style:style>
    <style:style style:name="T7" style:family="text">
      <style:text-properties officeooo:rsid="001199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lexei Znamensky</text:p>
      <text:p text:style-name="P18"><text:span text:style-name="T1">Curriculum Vit</text:span><text:span text:style-name="T1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CPF</text:p>
          </table:table-cell>
          <table:table-cell table:style-name="Table1.B1" office:value-type="string">
            <text:p text:style-name="P5">245.686.908-70</text:p>
          </table:table-cell>
        </table:table-row>
        <table:table-row>
          <table:table-cell table:style-name="Table1.A2" office:value-type="string">
            <text:p text:style-name="P4">Residência</text:p>
          </table:table-cell>
          <table:table-cell table:style-name="Table1.B1" office:value-type="string">
            <text:p text:style-name="P7">R. Dr. Luiz Migliano, 871 ap 113-B</text:p>
            <text:p text:style-name="P7">Jd Caboré (Morumbi)</text:p>
            <text:p text:style-name="P7">São Paulo – SP</text:p>
            <text:p text:style-name="P7">05711-001</text:p>
          </table:table-cell>
        </table:table-row>
        <table:table-row>
          <table:table-cell table:style-name="Table1.A2" office:value-type="string">
            <text:p text:style-name="P4">Telefone Residencial</text:p>
          </table:table-cell>
          <table:table-cell table:style-name="Table1.B1" office:value-type="string">
            <text:p text:style-name="P5">+55 11 2337 0183</text:p>
          </table:table-cell>
        </table:table-row>
        <table:table-row>
          <table:table-cell table:style-name="Table1.A2" office:value-type="string">
            <text:p text:style-name="P4">Telefone Celular</text:p>
          </table:table-cell>
          <table:table-cell table:style-name="Table1.B1" office:value-type="string">
            <text:p text:style-name="P5">+55 11 7757 0140</text:p>
          </table:table-cell>
        </table:table-row>
        <table:table-row>
          <table:table-cell table:style-name="Table1.A2" office:value-type="string">
            <text:p text:style-name="P4">E-mail</text:p>
          </table:table-cell>
          <table:table-cell table:style-name="Table1.B1" office:value-type="string">
            <text:p text:style-name="P5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29"><text:span text:style-name="T5">LinkedIn</text:span></text:p>
          </table:table-cell>
          <table:table-cell table:style-name="Table1.B7" office:value-type="string">
            <text:p text:style-name="P25"><text:a xlink:type="simple" xlink:href="http://goo.gl/PKELl"><text:span text:style-name="T7">http://goo.gl/PKELl</text:span>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Administração de Sistemas </text:p>
          </table:table-cell>
          <table:table-cell table:style-name="Table1.B1" office:value-type="string">
            <text:p text:style-name="P5">Experiência em administração Unix/Linux desde 1995</text:p>
            <text:p text:style-name="P5">Instalação, configuração e administração de</text:p>
            <text:p text:style-name="P5">● WebSphere Application Server v5.x, v6.x &amp; v7</text:p>
            <text:p text:style-name="P5">● WebSphere Portal Server v6.0 e v6.1</text:p>
            <text:p text:style-name="P5">● WebSphere MQ v6 &amp; v7</text:p>
            <text:p text:style-name="P5">● IBM DB2 Enterprise Server v8 e v9.x em Unix/Linux</text:p>
            <text:p text:style-name="P5">Serviços locais e de rede</text:p>
            <text:p text:style-name="P5">Integração Linux / Windows</text:p>
          </table:table-cell>
        </table:table-row>
        <table:table-row>
          <table:table-cell table:style-name="Table1.A2" office:value-type="string">
            <text:p text:style-name="P4">Gerenciamento de Equipe</text:p>
          </table:table-cell>
          <table:table-cell table:style-name="Table1.B1" office:value-type="string">
            <text:p text:style-name="P5">2 anos de experiência em gerenciamento de área</text:p>
            <text:p text:style-name="P5">Espírito de liderança e trabalho em equipe</text:p>
          </table:table-cell>
        </table:table-row>
        <table:table-row>
          <table:table-cell table:style-name="Table1.A2" office:value-type="string">
            <text:p text:style-name="P4">Desenvolvimento</text:p>
          </table:table-cell>
          <table:table-cell table:style-name="Table1.B1" office:value-type="string">
            <text:p text:style-name="P17">Sólida base em Orientação a Objetos</text:p>
            <text:p text:style-name="P5">Experiência com a plataforma Java 2 desde 1999</text:p>
            <text:p text:style-name="P5">Plataforma J2EE: 4 anos de experiência,</text:p>
            <text:p text:style-name="P5">Componentes, Design-Patterns</text:p>
            <text:p text:style-name="P5">Experiência em ferramentas de SCM: CVS, Rational</text:p>
            <text:p text:style-name="P5">ClearCase &amp; Rational ClearQuest</text:p>
            <text:p text:style-name="P5">Experiência em ferramenta MDA</text:p>
          </table:table-cell>
        </table:table-row>
        <table:table-row>
          <table:table-cell table:style-name="Table1.A2" office:value-type="string">
            <text:p text:style-name="P4">Treinamento</text:p>
          </table:table-cell>
          <table:table-cell table:style-name="Table1.B1" office:value-type="string">
            <text:p text:style-name="P5">Experiência na área de treinamento desde 1998</text:p>
            <text:p text:style-name="P5">Principais cursos ministrados: Conectiva Linux, Java,</text:p>
            <text:p text:style-name="P5">WebSphere Application Server v4/5, WebSphere</text:p>
            <text:p text:style-name="P5">Studio App Dev v5</text:p>
            <text:p text:style-name="P5">Elaboração de material de treinamento</text:p>
          </table:table-cell>
        </table:table-row>
        <table:table-row>
          <table:table-cell table:style-name="Table1.A2" office:value-type="string">
            <text:p text:style-name="P4">Idiomas</text:p>
          </table:table-cell>
          <table:table-cell table:style-name="Table1.B1" office:value-type="string">
            <text:p text:style-name="P17">Inglês Fluente (leitura, escrita, conversação)</text:p>
            <text:p text:style-name="P5">Espanhol Regular (leitura)</text:p>
            <text:p text:style-name="P5">Alemão Iniciante (leitura, conversação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8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17" office:value-type="string">
            <text:p text:style-name="P11">Cognizant Tech Solutions</text:p>
            <text:p text:style-name="P13"><text:a xlink:type="simple" xlink:href="http://www.cognizant.com/">http://www.cognizant.com/</text:a></text:p>
            <text:p text:style-name="P14">São Paulo, SP</text:p>
            <text:p text:style-name="P14">Senior Support Analyst</text:p>
            <text:p text:style-name="P14">(Nov/2009 – Atual)</text:p>
          </table:table-cell>
          <table:table-cell table:style-name="Table1.B1" office:value-type="string">
            <text:p text:style-name="P15">Alocado em tempo integral na Avon Cosméticos do Brasil.</text:p>
            <text:p text:style-name="P15">Administrador de WebSphere App Server, v5, 6 e 7, em diferentes ambientes: Solaris, AIX, Linux Windows.</text:p>
            <text:p text:style-name="P15">Suporte a time de desenvolvimento onshore, near-shore e off-shore.</text:p>
            <text:p text:style-name="P15">Administração Linux e AIX.</text:p>
            <text:p text:style-name="P15">Automatização de administração de servidores em rede.</text:p>
          </table:table-cell>
        </table:table-row>
        <table:table-row>
          <table:table-cell table:style-name="Table1.A17" office:value-type="string">
            <text:p text:style-name="P10">IBM do Brasil</text:p>
            <text:p text:style-name="P1"><text:a xlink:type="simple" xlink:href="http://www.ibm.com/br/"><text:span text:style-name="T2">http://www.ibm.com/br/</text:span></text:a></text:p>
            <text:p text:style-name="P12">Hortolândia, SP</text:p>
            <text:p text:style-name="P12">Especialista em TI Sênior</text:p>
            <text:p text:style-name="P12">(Abr/2005 – Nov/2009)</text:p>
          </table:table-cell>
          <table:table-cell table:style-name="Table1.B1" office:value-type="string">
            <text:p text:style-name="P15">Suporte nível 3-4 para aplicações J2EE:</text:p>
            <text:p text:style-name="P23">● WebSphere Application Server v5.x, v6.x, v7</text:p>
            <text:p text:style-name="P23">● WebSphere Portal Server v6.0 &amp; v6.1</text:p>
            <text:p text:style-name="P23">● Suporte a projetos off-shore (EUA)</text:p>
            <text:p text:style-name="P23">● Admin Team Lead</text:p>
            <text:p text:style-name="P23">● Suporte a Desenvolvimento</text:p>
          </table:table-cell>
        </table:table-row>
        <table:table-row>
          <table:table-cell table:style-name="Table1.A2" office:value-type="string">
            <text:p text:style-name="P10">Elosoft Informática LTDA</text:p>
            <text:p text:style-name="P1"><text:a xlink:type="simple" xlink:href="http://www.elosoft.com.br/"><text:span text:style-name="T2">http://www.elosoft.com.br/</text:span></text:a></text:p>
            <text:p text:style-name="P12">Blumenau, SC</text:p>
            <text:p text:style-name="P12">Consultor J2EE</text:p>
            <text:p text:style-name="P12">(Mai/2004 – Abr/2005)</text:p>
          </table:table-cell>
          <table:table-cell table:style-name="Table1.B1" office:value-type="string">
            <text:p text:style-name="P15">Desenvolvimento de sistema J2EE utilizando</text:p>
            <text:p text:style-name="P15">tecnologia MDA</text:p>
          </table:table-cell>
        </table:table-row>
        <table:table-row>
          <table:table-cell table:style-name="Table1.B8" office:value-type="string">
            <text:p text:style-name="P10">Instituto Brasileiro de</text:p>
            <text:p text:style-name="P10">Tecnologia Avançada (IBTA)</text:p>
            <text:p text:style-name="P1"><text:a xlink:type="simple" xlink:href="http://www.ibta.com.br/"><text:span text:style-name="T2">http://www.ibta.com.br/</text:span></text:a></text:p>
            <text:p text:style-name="P12">São Paulo, SP</text:p>
            <text:p text:style-name="P12">Gerente de Programa de Formação</text:p>
            <text:p text:style-name="P12">(Dez/2002 – Mai/2004)</text:p>
          </table:table-cell>
          <table:table-cell table:style-name="Table1.B1" office:value-type="string">
            <text:p text:style-name="P15">Responsável pelas Áreas de Linux (parceria</text:p>
            <text:p text:style-name="P15">Conectiva), Java (parceria Sun), e-business (parceria</text:p>
            <text:p text:style-name="P15">IBM, incluindo WebSphere).</text:p>
            <text:p text:style-name="P15">Líder de equipe de 10 pessoas.</text:p>
            <text:p text:style-name="P15">Instrutor dos cursos (entre outros):</text:p>
            <text:p text:style-name="P22">● SUN - SL110 Prog. Java para Iniciantes;</text:p>
            <text:p text:style-name="P22">● SUN - SL275 Ling. de Prog. Java;</text:p>
            <text:p text:style-name="P22">● IBM - WF311 Des. de Servlet &amp; JSP – WSAD v5.x;</text:p>
            <text:p text:style-name="P22">● IBM - WF351 Des. de EJB – WSAD v5;</text:p>
            <text:p text:style-name="P22">● IBM - WF381 Adm. de WebSphere App Server v5</text:p>
            <text:p text:style-name="P15">Coordenador de Treinamentos Linux</text:p>
            <text:p text:style-name="P15">(Jun/2002 – Dez/2002)</text:p>
            <text:p text:style-name="P15">Instrutor e Conteudista Java e Linux</text:p>
            <text:p text:style-name="P15">(Dez/2001 – Jun/2002)</text:p>
          </table:table-cell>
        </table:table-row>
        <table:table-row>
          <table:table-cell table:style-name="Table1.A2" office:value-type="string">
            <text:p text:style-name="P10">Spectrum Engenharia LTDA</text:p>
            <text:p text:style-name="P1"><text:a xlink:type="simple" xlink:href="http://www.spectrum.com.br/"><text:span text:style-name="T2">http://www.spectrum.com.br/</text:span></text:a></text:p>
            <text:p text:style-name="P12">São Paulo, SP</text:p>
            <text:p text:style-name="P12">Analista Pleno</text:p>
            <text:p text:style-name="P12">(Abr/2001 - Nov/2001)</text:p>
          </table:table-cell>
          <table:table-cell table:style-name="Table1.B1" office:value-type="string">
            <text:p text:style-name="P15">Integração de sistemas Open-Source para revenda.</text:p>
            <text:p text:style-name="P15">Desenvolvimento de sistema J2EE, utilizando</text:p>
            <text:p text:style-name="P15">plataforma WebLogic.</text:p>
          </table:table-cell>
        </table:table-row>
        <table:table-row>
          <table:table-cell table:style-name="Table1.A2" office:value-type="string">
            <text:p text:style-name="P10">SQA</text:p>
            <text:p text:style-name="P12">[empresa não existe mais]</text:p>
            <text:p text:style-name="P12">São Paulo, SP</text:p>
            <text:p text:style-name="P12">Programador J2EE</text:p>
            <text:p text:style-name="P12">(Abr/2000 – Mar/2001)</text:p>
          </table:table-cell>
          <table:table-cell table:style-name="Table1.B1" office:value-type="string">
            <text:p text:style-name="P15">Desenvolvimento de soluções J2EE utilizando</text:p>
            <text:p text:style-name="P15">plataforma Inprise (atual Borland)</text:p>
          </table:table-cell>
        </table:table-row>
        <table:table-row>
          <table:table-cell table:style-name="Table1.A2" office:value-type="string">
            <text:p text:style-name="P10">Luz Engenharia Financeira</text:p>
            <text:p text:style-name="P1"><text:a xlink:type="simple" xlink:href="http://www.luz-ef.com.br/"><text:span text:style-name="T2">http://www.luz-ef.com.br/</text:span></text:a></text:p>
            <text:p text:style-name="P12">São Paulo, SP</text:p>
            <text:p text:style-name="P12">Programador Delphi e Java</text:p>
            <text:p text:style-name="P12">(Out/1999 – Mar/2000)</text:p>
          </table:table-cell>
          <table:table-cell table:style-name="Table1.B1" office:value-type="string">
            <text:p text:style-name="P15">Desenvolvimento de sistema de análise de risco para</text:p>
            <text:p text:style-name="P15">mercado financeiro.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8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8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0">Sociedade de Usuários Java</text:p>
            <text:p text:style-name="P10">(SouJava)</text:p>
            <text:p text:style-name="P1"><text:a xlink:type="simple" xlink:href="http://www.soujava.org.br/"><text:span text:style-name="T2">http://www.soujava.org.br/</text:span></text:a></text:p>
            <text:p text:style-name="P12">São Paulo, SP</text:p>
            <text:p text:style-name="P12">Organizador</text:p>
            <text:p text:style-name="P12">(Out/1998 – Jul/2002)</text:p>
          </table:table-cell>
          <table:table-cell table:style-name="Table1.B1" office:value-type="string">
            <text:p text:style-name="P15">Administração do servidor www.soujava.org.br. (Solaris)</text:p>
          </table:table-cell>
        </table:table-row>
        <table:table-row>
          <table:table-cell table:style-name="Table1.A2" office:value-type="string">
            <text:p text:style-name="P10">Laboratório de Sistemas</text:p>
            <text:p text:style-name="P10">Integráveis (LSI-EPUSP)</text:p>
            <text:p text:style-name="P1"><text:a xlink:type="simple" xlink:href="http://www.lsi.usp.br/"><text:span text:style-name="T2">http://www.lsi.usp.br/</text:span></text:a></text:p>
            <text:p text:style-name="P12">São Paulo-SP</text:p>
            <text:p text:style-name="P12">(Fev/1994 – Out/1999)</text:p>
          </table:table-cell>
          <table:table-cell table:style-name="Table1.B1" office:value-type="string">
            <text:p text:style-name="P16">Administrador de Sistemas, Redes e Segurança, ambientes</text:p>
            <text:p text:style-name="P16">Solaris, IRIX, AIX, Linux (Jun/96 – Out/99)</text:p>
            <text:p text:style-name="P16">Instrutor de Unix – LSI (1997-1999)</text:p>
            <text:p text:style-name="P16">Instrutor de IRIX (Convênio Silicon Graphics do Brasil)</text:p>
            <text:p text:style-name="P16">(1997-1998)</text:p>
            <text:p text:style-name="P16">Estagiário - Desenv. de sistemas de computação paralela</text:p>
            <text:p text:style-name="P16">(Fev/1994 – Jun/1996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5"/>
          </table:table-cell>
        </table:table-row>
        <table:table-row table:style-name="Table1.1">
          <table:table-cell table:style-name="Table1.A29" office:value-type="string">
            <text:p text:style-name="P2">Certificações</text:p>
          </table:table-cell>
          <table:table-cell table:style-name="Table1.B1" office:value-type="string">
            <text:p text:style-name="P5">IBM Certified System Administrator – WAS ND 6.0</text:p>
            <text:p text:style-name="P8">Obtida em 29 de novembro de 2005</text:p>
            <text:p text:style-name="P9"/>
            <text:p text:style-name="P5">Application Dev. with IBM WebSphere Studio, V5.0</text:p>
            <text:p text:style-name="P8">Obtida em 18 de Março de 2004</text:p>
            <text:p text:style-name="P8"/>
            <text:p text:style-name="P5">Sun Certified Web Component Dev. for J2EE 1.3</text:p>
            <text:p text:style-name="P8">Obtida em 19 de Março de 2004</text:p>
            <text:p text:style-name="P8"/>
            <text:p text:style-name="P5">Sun Certified Java Programmer for Java 1.4</text:p>
            <text:p text:style-name="P8">Obtida em 31 de Julho de 2003</text:p>
            <text:p text:style-name="P8"/>
            <text:p text:style-name="P5">Linux Professional Institute Certification Level 2</text:p>
            <text:p text:style-name="P8">Obtida em 30 de Junho de 2003</text:p>
            <text:p text:style-name="P8"/>
            <text:p text:style-name="P6">Linux Professional Institute Certification Level 1</text:p>
            <text:p text:style-name="P8">Obtida em 23 de Outubro de 200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Superior Completo</text:p>
          </table:table-cell>
          <table:table-cell table:style-name="Table1.B1" office:value-type="string">
            <text:p text:style-name="P5">Gestão de Negócios na Pequena e Média Empresa</text:p>
            <text:p text:style-name="P5">Universidade Anhembi-Morumbi</text:p>
            <text:p text:style-name="P5">São Paulo, SP</text:p>
          </table:table-cell>
        </table:table-row>
        <table:table-row>
          <table:table-cell table:style-name="Table1.A2" office:value-type="string">
            <text:p text:style-name="P1">Superior Incompleto</text:p>
          </table:table-cell>
          <table:table-cell table:style-name="Table1.B1" office:value-type="string">
            <text:p text:style-name="P17">Ciência da Computação</text:p>
            <text:p text:style-name="P5">Instituto de Matemática e Estatística da USP</text:p>
            <text:p text:style-name="P5">São Paulo, SP</text:p>
          </table:table-cell>
        </table:table-row>
        <table:table-row>
          <table:table-cell table:style-name="Table1.A2" office:value-type="string">
            <text:p text:style-name="P3"><text:span text:style-name="T3">2</text:span><text:span text:style-name="T4">o.</text:span><text:span text:style-name="T3"> g</text:span>rau</text:p>
          </table:table-cell>
          <table:table-cell table:style-name="Table1.B1" office:value-type="string">
            <text:p text:style-name="P17">Colégio Marista de Brasília</text:p>
            <text:p text:style-name="P5">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xi Serif" svg:font-family="'Luxi Serif'"/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9$Build-9505</meta:generator>
    <meta:initial-creator>Alexei Znamensky</meta:initial-creator>
    <meta:creation-date>2008-11-28T20:23:56</meta:creation-date>
    <dc:creator>Alexei Znamensky</dc:creator>
    <dc:date>2010-12-08T17:02:54</dc:date>
    <meta:editing-cycles>15</meta:editing-cycles>
    <meta:editing-duration>PT01H47M52S</meta:editing-duration>
    <meta:document-statistic meta:table-count="1" meta:image-count="0" meta:object-count="0" meta:page-count="3" meta:paragraph-count="164" meta:word-count="689" meta:character-count="4641"/>
    <meta:user-defined meta:name="Info 1"/>
    <meta:user-defined meta:name="Info 2"/>
    <meta:user-defined meta:name="Info 3"/>
    <meta:user-defined meta:name="Info 4"/>
  </office:meta>
</office:document-meta>
</file>